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9c9d4" officeooo:paragraph-rsid="0019c9d4"/>
    </style:style>
    <style:style style:name="P2" style:family="paragraph" style:parent-style-name="Standard">
      <style:text-properties officeooo:rsid="001a93d6" officeooo:paragraph-rsid="001a93d6"/>
    </style:style>
    <style:style style:name="P3" style:family="paragraph" style:parent-style-name="Standard">
      <style:text-properties officeooo:rsid="001a93d6" officeooo:paragraph-rsid="001a93d6"/>
    </style:style>
    <style:style style:name="P4" style:family="paragraph" style:parent-style-name="Standard">
      <style:text-properties officeooo:rsid="001dbf74" officeooo:paragraph-rsid="001dbf74"/>
    </style:style>
    <style:style style:name="P5" style:family="paragraph" style:parent-style-name="Standard">
      <style:text-properties officeooo:rsid="00204c42" officeooo:paragraph-rsid="00204c42"/>
    </style:style>
    <style:style style:name="P6" style:family="paragraph" style:parent-style-name="Standard">
      <style:text-properties officeooo:rsid="002058f7" officeooo:paragraph-rsid="002058f7"/>
    </style:style>
    <style:style style:name="P7" style:family="paragraph" style:parent-style-name="Standard">
      <style:text-properties officeooo:rsid="0025a939" officeooo:paragraph-rsid="0025a939"/>
    </style:style>
    <style:style style:name="P8" style:family="paragraph" style:parent-style-name="Standard">
      <style:text-properties officeooo:rsid="0019c9d4" officeooo:paragraph-rsid="0019c9d4"/>
    </style:style>
    <style:style style:name="P9" style:family="paragraph" style:parent-style-name="Standard">
      <style:text-properties officeooo:rsid="0019c9d4" officeooo:paragraph-rsid="00299836"/>
    </style:style>
    <style:style style:name="P10" style:family="paragraph" style:parent-style-name="Standard">
      <style:text-properties officeooo:rsid="0019c9d4" officeooo:paragraph-rsid="002e68a8"/>
    </style:style>
    <style:style style:name="P11" style:family="paragraph" style:parent-style-name="Standard">
      <style:text-properties officeooo:rsid="0019c9d4" officeooo:paragraph-rsid="003211d4"/>
    </style:style>
    <style:style style:name="P12" style:family="paragraph" style:parent-style-name="Standard">
      <style:text-properties officeooo:rsid="00299836" officeooo:paragraph-rsid="00299836"/>
    </style:style>
    <style:style style:name="P13" style:family="paragraph" style:parent-style-name="Standard">
      <style:text-properties officeooo:rsid="002a4308" officeooo:paragraph-rsid="002a4308"/>
    </style:style>
    <style:style style:name="P14" style:family="paragraph" style:parent-style-name="Standard">
      <style:text-properties officeooo:rsid="002c7b0a" officeooo:paragraph-rsid="002c7b0a"/>
    </style:style>
    <style:style style:name="P15" style:family="paragraph" style:parent-style-name="Standard">
      <style:text-properties officeooo:rsid="002e68a8" officeooo:paragraph-rsid="002e68a8"/>
    </style:style>
    <style:style style:name="P16" style:family="paragraph" style:parent-style-name="Standard">
      <style:text-properties officeooo:rsid="002e705b" officeooo:paragraph-rsid="002e705b"/>
    </style:style>
    <style:style style:name="T1" style:family="text">
      <style:text-properties officeooo:rsid="0019c9d4"/>
    </style:style>
    <style:style style:name="T2" style:family="text">
      <style:text-properties officeooo:rsid="002058f7"/>
    </style:style>
    <style:style style:name="T3" style:family="text">
      <style:text-properties officeooo:rsid="0021d61b"/>
    </style:style>
    <style:style style:name="T4" style:family="text">
      <style:text-properties officeooo:rsid="00227652"/>
    </style:style>
    <style:style style:name="T5" style:family="text">
      <style:text-properties officeooo:rsid="00240f29"/>
    </style:style>
    <style:style style:name="T6" style:family="text">
      <style:text-properties officeooo:rsid="00264b76"/>
    </style:style>
    <style:style style:name="T7" style:family="text">
      <style:text-properties officeooo:rsid="00290eae"/>
    </style:style>
    <style:style style:name="T8" style:family="text">
      <style:text-properties officeooo:rsid="00299836"/>
    </style:style>
    <style:style style:name="T9" style:family="text">
      <style:text-properties officeooo:rsid="002aebe1"/>
    </style:style>
    <style:style style:name="T10" style:family="text">
      <style:text-properties officeooo:rsid="002c7b0a"/>
    </style:style>
    <style:style style:name="T11" style:family="text">
      <style:text-properties officeooo:rsid="002e68a8"/>
    </style:style>
    <style:style style:name="T12" style:family="text">
      <style:text-properties officeooo:rsid="002f6d5d"/>
    </style:style>
    <style:style style:name="T13" style:family="text">
      <style:text-properties officeooo:rsid="0030b04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ÓDULO 3 </text:p>
      <text:p text:style-name="P1"/>
      <text:p text:style-name="P1">criptografia e certificado digital </text:p>
      <text:p text:style-name="P1">------------------------------------------------------------------------------------------------------------------------</text:p>
      <text:p text:style-name="P12">vídeo 1</text:p>
      <text:p text:style-name="P1"/>
      <text:p text:style-name="P2">a importância da <text:span text:style-name="T1">criptografia e certificado digital </text:span></text:p>
      <text:p text:style-name="P2"/>
      <text:p text:style-name="P4">CRIPTOGRAFIA </text:p>
      <text:p text:style-name="P4">-codificam os dados, e somente quem tem a chave, tem o poder de descriptografar e ler os dados</text:p>
      <text:p text:style-name="P4"/>
      <text:p text:style-name="P5">chave simétrica </text:p>
      <text:p text:style-name="P5">-<text:span text:style-name="T2">AES, DES, RC@ e IDEA </text:span></text:p>
      <text:p text:style-name="P5">-<text:span text:style-name="T2">utiliza uma mesma chave </text:span><text:span text:style-name="T8">privada</text:span><text:span text:style-name="T2"> para criptografar e descriptografar o dado</text:span></text:p>
      <text:p text:style-name="P5">-<text:span text:style-name="T8">esta única chave é compartilhada pelo emissor e receptor</text:span></text:p>
      <text:p text:style-name="P5">-<text:span text:style-name="T3">tem uma certa fragilidade, por usar a mesma chave para ambas as ações</text:span></text:p>
      <text:p text:style-name="P5">-<text:span text:style-name="T10">mais rápida</text:span></text:p>
      <text:p text:style-name="P5"/>
      <text:p text:style-name="P6">chave assimétrica </text:p>
      <text:p text:style-name="P6">-RSA, DAS e PKC </text:p>
      <text:p text:style-name="P6">-<text:span text:style-name="T3">combina duas chaves, </text:span><text:span text:style-name="T9">privada</text:span><text:span text:style-name="T3"> para criptografar e uma chave </text:span><text:span text:style-name="T9">pública</text:span><text:span text:style-name="T3"> para descriptografar </text:span></text:p>
      <text:p text:style-name="P6">-<text:span text:style-name="T3">considerado muito mais segur</text:span><text:span text:style-name="T4">o, por ser um controle de 2 níveis</text:span></text:p>
      <text:p text:style-name="P6">-<text:span text:style-name="T11">mais lenta</text:span></text:p>
      <text:p text:style-name="P6"/>
      <text:p text:style-name="P6">função hash </text:p>
      <text:p text:style-name="P6">-MD5 e SHA</text:p>
      <text:p text:style-name="P6">-<text:span text:style-name="T5">literalmente uma função matemática </text:span></text:p>
      <text:p text:style-name="P6">-<text:span text:style-name="T11">não requer nenhuma chave</text:span></text:p>
      <text:p text:style-name="P6">-<text:span text:style-name="T11">menos rápida, porém mais confiável</text:span></text:p>
      <text:p text:style-name="P6">-<text:span text:style-name="T11">média complexidade</text:span></text:p>
      <text:p text:style-name="P6"/>
      <text:p text:style-name="P7">certificado digital </text:p>
      <text:p text:style-name="P7">-<text:span text:style-name="T6">um arquivo eletrônico que fica vinculado a um par de chaves de criptografia</text:span></text:p>
      <text:p text:style-name="P7">-<text:span text:style-name="T7">uma autoridade certificadora que garante que você é você, através de dados pessoais, precisam garantir a autenticidade do indivíduo, em seguida, o usuario é responsável pelo uso do próprio certificado </text:span></text:p>
      <text:p text:style-name="P9">------------------------------------------------------------------------------------------------------------------------</text:p>
      <text:p text:style-name="P9"/>
      <text:p text:style-name="P9">------------------------------------------------------------------------------------------------------------------------</text:p>
      <text:p text:style-name="P12">criptografia </text:p>
      <text:p text:style-name="P12">video 2 </text:p>
      <text:p text:style-name="P13">-chave simétrica, assimétrica e chave de função hash </text:p>
      <text:p text:style-name="P13"/>
      <text:p text:style-name="P14">usabilidade</text:p>
      <text:p text:style-name="P14">-função hash: integridade dos dados</text:p>
      <text:p text:style-name="P13">-<text:span text:style-name="T10">simétrica: privacidade e confidencialidade </text:span></text:p>
      <text:p text:style-name="P13">-<text:span text:style-name="T10">assimétrica: trocas de chaves pública</text:span></text:p>
      <text:p text:style-name="P10">------------------------------------------------------------------------------------------------------------------------</text:p>
      <text:p text:style-name="P10"/>
      <text:p text:style-name="P10">------------------------------------------------------------------------------------------------------------------------</text:p>
      <text:p text:style-name="P15">certificado digital </text:p>
      <text:p text:style-name="P15">vídeo 3</text:p>
      <text:p text:style-name="P16"><text:soft-page-break/>-certificado digital é um documento eletrônico que tem por objetivo identificar pessoas e organizações. </text:p>
      <text:p text:style-name="P16">-geralmente usado para assinar documentos digitalmente </text:p>
      <text:p text:style-name="P16">-<text:span text:style-name="T12">é garantido por uma autoridade certificadoras (da mesma forma que um cartório garante a autenticidade de uma cópia de documento impressa)</text:span></text:p>
      <text:p text:style-name="P16">-<text:span text:style-name="T13">possuem nome de uma pessoa, empresa, chave publica, numero de série, data de validade, geralmente.</text:span></text:p>
      <text:p text:style-name="P11">------------------------------------------------------------------------------------------------------------------------</text:p>
      <text:p text:style-name="P11"/>
      <text:p text:style-name="P11"/>
      <text:p text:style-name="P16"/>
      <text:p text:style-name="P15"/>
      <text:p text:style-name="P12"/>
      <text:p text:style-name="P12"/>
      <text:p text:style-name="P7"/>
      <text:p text:style-name="P2"/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H14M6S</meta:editing-duration>
    <meta:editing-cycles>23</meta:editing-cycles>
    <meta:generator>LibreOffice/7.4.0.3$Windows_X86_64 LibreOffice_project/f85e47c08ddd19c015c0114a68350214f7066f5a</meta:generator>
    <dc:date>2023-12-22T10:40:09.918000000</dc:date>
    <meta:document-statistic meta:table-count="0" meta:image-count="0" meta:object-count="0" meta:page-count="2" meta:paragraph-count="45" meta:word-count="264" meta:character-count="2439" meta:non-whitespace-character-count="2200"/>
  </office:meta>
</office:document-meta>
</file>